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5f_code">
      <style:text-properties officeooo:paragraph-rsid="009e0304"/>
    </style:style>
    <style:style style:name="P2" style:family="paragraph" style:parent-style-name="_3c_h4_3e_">
      <style:text-properties fo:language="ru" fo:country="RU" officeooo:rsid="00a06b7b" officeooo:paragraph-rsid="00a06b7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e0304"/>
    </style:style>
    <style:style style:name="T3" style:family="text">
      <style:text-properties fo:language="en" fo:country="US" officeooo:rsid="009f85a7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9d7e46"/>
    </style:style>
    <style:style style:name="T6" style:family="text">
      <style:text-properties fo:language="ru" fo:country="RU" officeooo:rsid="009e0304"/>
    </style:style>
    <style:style style:name="T7" style:family="text">
      <style:text-properties fo:language="ru" fo:country="RU" officeooo:rsid="009f85a7"/>
    </style:style>
    <style:style style:name="T8" style:family="text">
      <style:text-properties fo:language="ru" fo:country="RU" officeooo:rsid="009f9614"/>
    </style:style>
    <style:style style:name="T9" style:family="text">
      <style:text-properties style:font-name="Calibri Light1" fo:font-size="11pt" fo:language="ru" fo:country="RU" fo:font-weight="250" officeooo:rsid="009e0304"/>
    </style:style>
    <style:style style:name="T10" style:family="text">
      <style:text-properties style:font-name="Hack" fo:font-size="8pt" fo:language="ru" fo:country="RU" fo:font-weight="normal" officeooo:rsid="009e03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h1_3e_">Работаем с <text:span text:style-name="T1">WM</text:span></text:p>
      <text:p text:style-name="_5f_text">Указатель мышки не дергается в дескторе, поэтому он. <text:span text:style-name="T7">Отключаем </text:span><text:span text:style-name="T3">HyperV. </text:span><text:span text:style-name="T7">Он мешает работать </text:span><text:span text:style-name="T3">WM.</text:span></text:p>
      <text:p text:style-name="_3c_h1_3e_">Сервер</text:p>
      <text:p text:style-name="_3c_div_3e_"><text:span text:style-name="T1">Ubuntu</text:span> 20.04 <text:span text:style-name="T1">LTE Server</text:span>. Диск <text:span text:style-name="T1">1</text:span>0<text:span text:style-name="T1">Gb</text:span>.<text:span text:style-name="T1"> </text:span><text:span text:style-name="T3">2</text:span><text:span text:style-name="T1"> </text:span>процессора. <text:span text:style-name="T1">2048</text:span> оперативка. <text:span text:style-name="T1">LVM</text:span> <text:span text:style-name="T1">group</text:span> не ставим. SSH <text:span text:style-name="T4">ставим</text:span></text:p>
      <text:p text:style-name="_3c_div_3e_">Имя: <text:span text:style-name="T1">ubuntu</text:span></text:p>
      <text:p text:style-name="_3c_div_3e_">Имя сервера: u20<text:span text:style-name="T3">s</text:span></text:p>
      <text:p text:style-name="_3c_div_3e_">Пользователь: ubuntu/ubuntu</text:p>
      <text:p text:style-name="_3c_div_3e_">Терпим до конца установки!!!</text:p>
      <text:p text:style-name="_3c_div_3e_">IP адрес <text:span text:style-name="T5">смотрим при входе под админом. В системе посмотреть:</text:span></text:p>
      <text:p text:style-name="_3c_code_3e_">ip address</text:p>
      <text:p text:style-name="_3c_div_3e_">Стандартно обновляем пакеты:</text:p>
      <text:p text:style-name="_3c_code_3e_">sudo apt-get -y update</text:p>
      <text:p text:style-name="_3c_code_3e_">sudo apt-get -y upgrade</text:p>
      <text:p text:style-name="_3c_div_3e_"><text:span text:style-name="T4">Поставить </text:span><text:span text:style-name="T1">mc </text:span><text:span text:style-name="T4">и proftpd. </text:span></text:p>
      <text:p text:style-name="_5f_code">sudo apt-get -y install mc</text:p>
      <text:p text:style-name="_5f_code">sudo apt-get install -y proftpd</text:p>
      <text:p text:style-name="_3c_h4_3e_"><text:span text:style-name="T4">Н</text:span>астриваем сетку </text:p>
      <text:p text:style-name="_5f_text">Если нужен статический айпишник, <text:span text:style-name="T8">например для длительной работы</text:span>, то настраиваем:</text:p>
      <text:p text:style-name="_5f_text">Настраивается в папке /etc/netplan. Статический айпишника<text:span text:style-name="T1"> </text:span><text:span text:style-name="T4">в файле 00-installer-config.yaml.</text:span></text:p>
      <text:p text:style-name="_5f_text"><text:span text:style-name="T4">Файл капризный как </text:span><text:span text:style-name="T1">python. </text:span>Два пробела строго сохраняем !!!</text:p>
      <text:p text:style-name="_5f_code">network:</text:p>
      <text:p text:style-name="_5f_code"><text:s text:c="2"/>ethernets:</text:p>
      <text:p text:style-name="_5f_code"><text:s text:c="4"/>enp0s3:</text:p>
      <text:p text:style-name="_5f_code"><text:s text:c="6"/>dhcp4: no</text:p>
      <text:p text:style-name="_5f_code"><text:s text:c="6"/>dhcp6: no</text:p>
      <text:p text:style-name="_5f_code"><text:s text:c="6"/>addresses: [192.168.2.21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code"><text:s text:c="2"/>version: 2</text:p>
      <text:p text:style-name="_3c_div_3e_">Применяем. <text:span text:style-name="T2">SSH </text:span><text:span text:style-name="T6">придется переприсоединить.</text:span></text:p>
      <text:p text:style-name="_5f_code">sudo netplan generate; sudo netplan apply;</text:p>
      <text:p text:style-name="_3c_h4_3e_">Синхронизация времени</text:p>
      <text:p text:style-name="_5f_code">sudo timedatectl set-timezone Europe/Samara</text:p>
      <text:p text:style-name="_3c_h4_3e_">Перезагрузка</text:p>
      <text:p text:style-name="P1">sudo shutdown -r now</text:p>
      <text:p text:style-name="_5f_heading_5f_top">Пользователи</text:p>
      <text:p text:style-name="_3c_div_3e_"><text:span text:style-name="T4">Могут понадобится пользователи без </text:span><text:span text:style-name="T1">root </text:span></text:p>
      <text:p text:style-name="_3c_h4_3e_">Добавить пользователя</text:p>
      <text:p text:style-name="_5f_text">Для <text:span text:style-name="T1">web </text:span>смотри в установке <text:span text:style-name="_5f_bold">Apache</text:span> или<text:span text:style-name="T4"> </text:span><text:span text:style-name="_5f_bold">nginx</text:span></text:p>
      <text:p text:style-name="_5f_code">sudo adduser <text:span text:style-name="T10">имя_пользователя</text:span></text:p>
      <text:p text:style-name="_5f_text">Пароль тот же, <text:span text:style-name="T6">чтобы не </text:span><text:span text:style-name="T9">забыть.</text:span></text:p>
      <text:p text:style-name="P2">Изменить пароль</text:p>
      <text:p text:style-name="_3c_code_3e_">sudo passwd user</text:p>
      <text:p text:style-name="_3c_h4_3e_">Список пользователей</text:p>
      <text:p text:style-name="P1"><text:soft-page-break/>sed 's/:.*//' /etc/passwd</text:p>
      <text:p text:style-name="_5f_text">Посмотреть кто вошёл. <text:span text:style-name="T6">На случай ели пользователь завис и его нужно </text:span><text:span text:style-name="T9">убить.</text:span></text:p>
      <text:p text:style-name="_5f_code">w</text:p>
      <text:p text:style-name="_5f_text">Убить пользователя </text:p>
      <text:p text:style-name="_5f_code"><text:s/>pkill -KILL -t pts/0</text:p>
      <text:p text:style-name="_5f_text"/>
      <text:p text:style-name="_5f_heading_5f_top">Установка со столом</text:p>
      <text:p text:style-name="_5f_text"><text:span text:style-name="T9">П</text:span><text:span text:style-name="T4">осле монтирования диска Дополнений он предложил сам запустить программу. После этого буфер заработал.</text:span>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Bebas Neue Pro1" svg:font-family="'Bebas Neue Pro'" style:font-adornments="Жирный" style:font-family-generic="swiss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3pt" fo:font-weight="bold"/>
    </style:style>
    <style:style style:name="_5f_comment" style:display-name="_comment" style:family="paragraph" style:parent-style-name="_5f_text" style:master-page-name="">
      <style:paragraph-properties style:page-number="auto" fo:padding-left="0.199cm" fo:padding-right="0.199cm" fo:padding-top="0.049cm" fo:padding-bottom="0.049cm" fo:border="1.25pt solid #81d41a"/>
    </style:style>
    <style:style style:name="_5f_attention" style:display-name="_attention" style:family="paragraph" style:parent-style-name="_3c_code_3e_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examine" style:display-name="_examine" style:family="paragraph" style:parent-style-name="_3c_div_3e_" style:master-page-name="">
      <loext:graphic-properties draw:fill="none" draw:fill-color="#ff0000"/>
      <style:paragraph-properties fo:margin-left="0cm" fo:margin-right="0cm" fo:text-indent="0cm" style:auto-text-indent="false" style:page-number="auto" fo:background-color="transparent" fo:padding-left="0.199cm" fo:padding-right="0.199cm" fo:padding-top="0cm" fo:padding-bottom="0cm" fo:border="1.25pt solid #ff0000">
        <style:tab-stops/>
      </style:paragraph-properties>
      <style:text-properties style:use-window-font-color="true" loext:opacity="0%" style:font-name="Calibri Light" fo:font-family="'Calibri Light'" style:font-style-name="Жирный" style:font-family-generic="swiss" style:font-pitch="variable" fo:language="ru" fo:country="RU" fo:font-weight="bold" officeooo:rsid="001e3f4c"/>
    </style:style>
    <style:style style:name="_5f_out" style:display-name="_out" style:family="paragraph" style:parent-style-name="_5f_code">
      <loext:graphic-properties draw:fill="solid" draw:fill-color="#fff5ce"/>
      <style:paragraph-properties fo:background-color="#fff5ce"/>
    </style:style>
    <style:style style:name="_3c_div_3e_" style:display-name="&lt;div&gt;" style:family="paragraph" style:parent-style-name="_3c_p_3e_">
      <style:paragraph-properties fo:margin-left="0cm" fo:margin-right="0cm" fo:margin-top="0.101cm" fo:margin-bottom="0.101cm" style:contextual-spacing="false" fo:line-height="0.45cm" fo:text-indent="0cm" style:auto-text-indent="false"/>
      <style:text-properties fo:language="zxx" fo:country="none"/>
    </style:style>
    <style:style style:name="_3c_code_3e_" style:display-name="&lt;code&gt;" style:family="paragraph" style:master-page-name="">
      <loext:graphic-properties draw:fill="solid" draw:fill-color="#f6f8fa"/>
      <style:paragraph-properties fo:margin-left="0cm" fo:margin-right="0cm" fo:margin-top="0cm" fo:margin-bottom="0.101cm" style:contextual-spacing="true" fo:text-indent="0cm" style:auto-text-indent="false" style:page-number="auto" fo:background-color="#f6f8fa" fo:padding="0.101cm" fo:border="0.26pt solid #00a933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style:font-name="Hack" fo:font-family="Hack" style:font-style-name="Обычный" style:font-family-generic="modern" style:font-pitch="fixed" fo:font-size="8pt" fo:language="zxx" fo:country="none" fo:font-weight="normal"/>
    </style:style>
    <style:style style:name="_3c_p_3e_" style:display-name="&lt;p&gt;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3c_h1_3e_" style:display-name="&lt;h1&gt;" style:family="paragraph" style:master-page-name="">
      <style:paragraph-properties fo:margin-top="0.3cm" fo:margin-bottom="0.3cm" style:contextual-spacing="tru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3c_h2_3e_" style:display-name="&lt;h2&gt;" style:family="paragraph" style:parent-style-name="_3c_h1_3e_">
      <style:text-properties fo:font-variant="normal" fo:text-transform="none" fo:font-size="18pt"/>
    </style:style>
    <style:style style:name="_3c_h3_3e_" style:display-name="&lt;h3&gt;" style:family="paragraph" style:parent-style-name="_3c_h2_3e_">
      <style:text-properties fo:font-size="16pt"/>
    </style:style>
    <style:style style:name="_3c_h4_3e_" style:display-name="&lt;h4&gt;" style:family="paragraph" style:parent-style-name="_3c_h3_3e_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1" fo:font-family="'Bebas Neue Pro'" style:font-style-name="Жирный" style:font-family-generic="swiss" style:font-pitch="variable" fo:font-size="15pt" fo:font-weight="normal"/>
    </style:style>
    <style:style style:name="_3c_li_3e_" style:display-name="&lt;li&gt;" style:family="paragraph" style:parent-style-name="_3c_p_3e_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3c_mark_3e_" style:display-name="&lt;mark&gt;" style:family="paragraph" style:parent-style-name="_3c_div_3e_" style:master-page-name="">
      <style:paragraph-properties style:page-number="auto" fo:padding-left="0.199cm" fo:padding-right="0.199cm" fo:padding-top="0.049cm" fo:padding-bottom="0.049cm" fo:border="1.25pt solid #81d41a"/>
    </style:style>
    <style:style style:name="_3c_samp_3e_" style:display-name="&lt;samp&gt;" style:family="paragraph" style:parent-style-name="_3c_code_3e_">
      <loext:graphic-properties draw:fill="solid" draw:fill-color="#fff5ce"/>
      <style:paragraph-properties fo:background-color="#fff5ce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Drop_20_Caps" style:display-name="Drop Caps" style:family="text"/>
    <style:style style:name="_3c_b_3e_" style:display-name="&lt;b&gt;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82</meta:editing-cycles>
    <meta:print-date>1970-01-01T03:00:00</meta:print-date>
    <meta:creation-date>2019-07-03T13:26:00</meta:creation-date>
    <dc:date>2021-02-03T22:37:24.681000000</dc:date>
    <meta:editing-duration>P6DT16H58M38S</meta:editing-duration>
    <meta:generator>LibreOffice/7.0.3.1$Windows_X86_64 LibreOffice_project/d7547858d014d4cf69878db179d326fc3483e082</meta:generator>
    <meta:document-statistic meta:table-count="0" meta:image-count="0" meta:object-count="0" meta:page-count="2" meta:paragraph-count="52" meta:word-count="222" meta:character-count="1624" meta:non-whitespace-character-count="140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